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875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he" style:country-asian="IL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2">
          <table:table-cell office:value-type="string">
            <text:p>id</text:p>
          </table:table-cell>
          <table:table-cell table:style-name="Default" office:value-type="string">
            <text:p>question</text:p>
          </table:table-cell>
          <table:table-cell office:value-type="string">
            <text:p>targetGender</text:p>
          </table:table-cell>
          <table:table-cell office:value-type="string">
            <text:p>Criteria</text:p>
          </table:table-cell>
        </table:table-row>
        <table:table-row table:style-name="ro4">
          <table:table-cell table:formula="of:=CELL(&quot;ROW&quot;;[.A2])-1" office:value-type="float" office:value="1">
            <text:p>1</text:p>
          </table:table-cell>
          <table:table-cell table:style-name="ce1" office:value-type="string">
            <text:p>Для него важно самостоятельно формировать свои взгляды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formula="of:=CELL(&quot;ROW&quot;;[.A3])-1" office:value-type="float" office:value="2">
            <text:p>2</text:p>
          </table:table-cell>
          <table:table-cell table:style-name="ce1" office:value-type="string">
            <text:p>Для него важно, чтобы его страна была безопасной и стабильной</text:p>
          </table:table-cell>
          <table:table-cell office:value-type="string">
            <text:p>Mal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CELL(&quot;ROW&quot;;[.A4])-1" office:value-type="float" office:value="3">
            <text:p>3</text:p>
          </table:table-cell>
          <table:table-cell office:value-type="string">
            <text:p>Для него важно хорошо проводить время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formula="of:=CELL(&quot;ROW&quot;;[.A5])-1" office:value-type="float" office:value="4">
            <text:p>4</text:p>
          </table:table-cell>
          <table:table-cell table:style-name="ce1" office:value-type="string">
            <text:p>Для него важно не расстраивать других людей</text:p>
          </table:table-cell>
          <table:table-cell office:value-type="string">
            <text:p>Male</text:p>
          </table:table-cell>
          <table:table-cell office:value-type="float" office:value="13">
            <text:p>13</text:p>
          </table:table-cell>
        </table:table-row>
        <table:table-row table:style-name="ro4">
          <table:table-cell table:formula="of:=CELL(&quot;ROW&quot;;[.A6])-1" office:value-type="float" office:value="5">
            <text:p>5</text:p>
          </table:table-cell>
          <table:table-cell table:style-name="ce3" office:value-type="string">
            <text:p>Для него важно, чтобы слабые и уязвимые члены общества были защищены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</table:table-row>
        <table:table-row table:style-name="ro4">
          <table:table-cell table:formula="of:=CELL(&quot;ROW&quot;;[.A7])-1" office:value-type="float" office:value="6">
            <text:p>6</text:p>
          </table:table-cell>
          <table:table-cell table:style-name="ce1" office:value-type="string">
            <text:p>Для него важно, чтобы люди делали то, что он им говорит 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</table:table-row>
        <table:table-row table:style-name="ro4">
          <table:table-cell table:formula="of:=CELL(&quot;ROW&quot;;[.A8])-1" office:value-type="float" office:value="7">
            <text:p>7</text:p>
          </table:table-cell>
          <table:table-cell table:style-name="ce4" office:value-type="string">
            <text:p>Для него важно никогда не думать, что он заслуживает больше других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formula="of:=CELL(&quot;ROW&quot;;[.A9])-1" office:value-type="float" office:value="8">
            <text:p>8</text:p>
          </table:table-cell>
          <table:table-cell office:value-type="string">
            <text:p>Для него важно беречь природу</text:p>
          </table:table-cell>
          <table:table-cell office:value-type="string">
            <text:p>Male</text:p>
          </table:table-cell>
          <table:table-cell office:value-type="float" office:value="15">
            <text:p>15</text:p>
          </table:table-cell>
        </table:table-row>
        <table:table-row table:style-name="ro4">
          <table:table-cell table:formula="of:=CELL(&quot;ROW&quot;;[.A10])-1" office:value-type="float" office:value="9">
            <text:p>9</text:p>
          </table:table-cell>
          <table:table-cell table:style-name="ce1" office:value-type="string">
            <text:p>Для него важно, чтобы никто никогда не мог его пристыдить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formula="of:=CELL(&quot;ROW&quot;;[.A11])-1" office:value-type="float" office:value="10">
            <text:p>10</text:p>
          </table:table-cell>
          <table:table-cell table:style-name="ce1" office:value-type="string">
            <text:p>Для него важно искать себе новые занятия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formula="of:=CELL(&quot;ROW&quot;;[.A12])-1" office:value-type="float" office:value="11">
            <text:p>11</text:p>
          </table:table-cell>
          <table:table-cell office:value-type="string">
            <text:p>Для него важно заботиться о близких ему людях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</table:table-row>
        <table:table-row table:style-name="ro4">
          <table:table-cell table:formula="of:=CELL(&quot;ROW&quot;;[.A13])-1" office:value-type="float" office:value="12">
            <text:p>12</text:p>
          </table:table-cell>
          <table:table-cell table:style-name="ce1" office:value-type="string">
            <text:p>Для него важно обладать властью, которую могут принести деньги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</table:table-row>
        <table:table-row table:style-name="ro4">
          <table:table-cell table:formula="of:=CELL(&quot;ROW&quot;;[.A14])-1" office:value-type="float" office:value="13">
            <text:p>13</text:p>
          </table:table-cell>
          <table:table-cell office:value-type="string">
            <text:p>Для него очень важно избегать болезней и беречь свое здоровье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</table:table-row>
        <table:table-row table:style-name="ro4">
          <table:table-cell table:formula="of:=CELL(&quot;ROW&quot;;[.A15])-1" office:value-type="float" office:value="14">
            <text:p>14</text:p>
          </table:table-cell>
          <table:table-cell office:value-type="string">
            <text:p>Для него важно быть терпимым к самым разным людям и группам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</table:table-row>
        <table:table-row table:style-name="ro4">
          <table:table-cell table:formula="of:=CELL(&quot;ROW&quot;;[.A16])-1" office:value-type="float" office:value="15">
            <text:p>15</text:p>
          </table:table-cell>
          <table:table-cell office:value-type="string">
            <text:p>Для него важно никогда не нарушать правила или предписания</text:p>
          </table:table-cell>
          <table:table-cell office:value-type="string">
            <text:p>Male</text:p>
          </table:table-cell>
          <table:table-cell office:value-type="float" office:value="12">
            <text:p>12</text:p>
          </table:table-cell>
        </table:table-row>
        <table:table-row table:style-name="ro4">
          <table:table-cell table:formula="of:=CELL(&quot;ROW&quot;;[.A17])-1" office:value-type="float" office:value="16">
            <text:p>16</text:p>
          </table:table-cell>
          <table:table-cell office:value-type="string">
            <text:p>Для него важно самостоятельно принимать решения, касающиеся его жизни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formula="of:=CELL(&quot;ROW&quot;;[.A18])-1" office:value-type="float" office:value="17">
            <text:p>17</text:p>
          </table:table-cell>
          <table:table-cell table:style-name="ce1" office:value-type="string">
            <text:p>Для него важно иметь амбициозные цели в жизни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formula="of:=CELL(&quot;ROW&quot;;[.A19])-1" office:value-type="float" office:value="18">
            <text:p>18</text:p>
          </table:table-cell>
          <table:table-cell office:value-type="string">
            <text:p>Для него важно поддерживать традиционные ценности и взгляды на мир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</table:table-row>
        <table:table-row table:style-name="ro4">
          <table:table-cell table:formula="of:=CELL(&quot;ROW&quot;;[.A20])-1" office:value-type="float" office:value="19">
            <text:p>19</text:p>
          </table:table-cell>
          <table:table-cell table:style-name="ce1" office:value-type="string">
            <text:p>Для него важно, чтобы люди, которых он знает, были полностью в нем уверены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</table:table-row>
        <table:table-row table:style-name="ro4">
          <table:table-cell table:formula="of:=CELL(&quot;ROW&quot;;[.A21])-1" office:value-type="float" office:value="20">
            <text:p>20</text:p>
          </table:table-cell>
          <table:table-cell office:value-type="string">
            <text:p>Для него важно быть богатым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</table:table-row>
        <table:table-row table:style-name="ro4">
          <table:table-cell table:formula="of:=CELL(&quot;ROW&quot;;[.A22])-1" office:value-type="float" office:value="21">
            <text:p>21</text:p>
          </table:table-cell>
          <table:table-cell office:value-type="string">
            <text:p>Для него важно участвовать в мероприятиях по защите природы</text:p>
          </table:table-cell>
          <table:table-cell office:value-type="string">
            <text:p>Male</text:p>
          </table:table-cell>
          <table:table-cell office:value-type="float" office:value="15">
            <text:p>15</text:p>
          </table:table-cell>
        </table:table-row>
        <table:table-row table:style-name="ro4">
          <table:table-cell table:formula="of:=CELL(&quot;ROW&quot;;[.A23])-1" office:value-type="float" office:value="22">
            <text:p>22</text:p>
          </table:table-cell>
          <table:table-cell office:value-type="string">
            <text:p>Для него важно никогда никого не раздражать </text:p>
          </table:table-cell>
          <table:table-cell office:value-type="string">
            <text:p>Male</text:p>
          </table:table-cell>
          <table:table-cell office:value-type="float" office:value="13">
            <text:p>13</text:p>
          </table:table-cell>
        </table:table-row>
        <table:table-row table:style-name="ro4">
          <table:table-cell table:formula="of:=CELL(&quot;ROW&quot;;[.A24])-1" office:value-type="float" office:value="23">
            <text:p>23</text:p>
          </table:table-cell>
          <table:table-cell table:style-name="ce1" office:value-type="string">
            <text:p>Для него важно иметь собственное мнение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formula="of:=CELL(&quot;ROW&quot;;[.A25])-1" office:value-type="float" office:value="24">
            <text:p>24</text:p>
          </table:table-cell>
          <table:table-cell office:value-type="string">
            <text:p>Для него важно сохранять лицо в глазах других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formula="of:=CELL(&quot;ROW&quot;;[.A26])-1" office:value-type="float" office:value="25">
            <text:p>25</text:p>
          </table:table-cell>
          <table:table-cell office:value-type="string">
            <text:p>Для него очень важно помогать дорогим ему людям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</table:table-row>
        <table:table-row table:style-name="ro4">
          <table:table-cell table:formula="of:=CELL(&quot;ROW&quot;;[.A27])-1" office:value-type="float" office:value="26">
            <text:p>26</text:p>
          </table:table-cell>
          <table:table-cell office:value-type="string">
            <text:p>Для него важно чувствовать себя защищенным и быть в безопасности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</table:table-row>
        <table:table-row table:style-name="ro4">
          <table:table-cell table:formula="of:=CELL(&quot;ROW&quot;;[.A28])-1" office:value-type="float" office:value="27">
            <text:p>27</text:p>
          </table:table-cell>
          <table:table-cell office:value-type="string">
            <text:p>Для него важно быть надежным и заслуживающим доверия другом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</table:table-row>
        <table:table-row table:style-name="ro4">
          <table:table-cell table:formula="of:=CELL(&quot;ROW&quot;;[.A29])-1" office:value-type="float" office:value="28">
            <text:p>28</text:p>
          </table:table-cell>
          <table:table-cell office:value-type="string">
            <text:p>Для него важен азарт в жизни, даже если он сопряжен с риском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formula="of:=CELL(&quot;ROW&quot;;[.A30])-1" office:value-type="float" office:value="29">
            <text:p>29</text:p>
          </table:table-cell>
          <table:table-cell office:value-type="string">
            <text:p>Для него важно иметь власть, чтобы заставлять людей делать то, что он хочет 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</table:table-row>
        <table:table-row table:style-name="ro4">
          <table:table-cell table:formula="of:=CELL(&quot;ROW&quot;;[.A31])-1" office:value-type="float" office:value="30">
            <text:p>30</text:p>
          </table:table-cell>
          <table:table-cell office:value-type="string">
            <text:p>Для него важно самостоятельно планировать свои действия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formula="of:=CELL(&quot;ROW&quot;;[.A32])-1" office:value-type="float" office:value="31">
            <text:p>31</text:p>
          </table:table-cell>
          <table:table-cell office:value-type="string">
            <text:p>Для него важно соблюдать правила, даже когда никто не видит</text:p>
          </table:table-cell>
          <table:table-cell office:value-type="string">
            <text:p>Male</text:p>
          </table:table-cell>
          <table:table-cell office:value-type="float" office:value="12">
            <text:p>12</text:p>
          </table:table-cell>
        </table:table-row>
        <table:table-row table:style-name="ro4">
          <table:table-cell table:formula="of:=CELL(&quot;ROW&quot;;[.A33])-1" office:value-type="float" office:value="32">
            <text:p>32</text:p>
          </table:table-cell>
          <table:table-cell office:value-type="string">
            <text:p>Для него важно быть очень успешным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formula="of:=CELL(&quot;ROW&quot;;[.A34])-1" office:value-type="float" office:value="33">
            <text:p>33</text:p>
          </table:table-cell>
          <table:table-cell office:value-type="string">
            <text:p>Для него важно следовать семейным или религиозным обычаям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</table:table-row>
        <table:table-row table:style-name="ro4">
          <table:table-cell table:formula="of:=CELL(&quot;ROW&quot;;[.A35])-1" office:value-type="float" office:value="34">
            <text:p>34</text:p>
          </table:table-cell>
          <table:table-cell office:value-type="string">
            <text:p>Для него важно слушать и понимать людей, отличающихся от него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</table:table-row>
        <table:table-row table:style-name="ro4">
          <table:table-cell table:formula="of:=CELL(&quot;ROW&quot;;[.A36])-1" office:value-type="float" office:value="35">
            <text:p>35</text:p>
          </table:table-cell>
          <table:table-cell table:style-name="ce1" office:value-type="string">
            <text:p>Для него важно, чтобы государство было сильным и способным защитить своих граждан</text:p>
          </table:table-cell>
          <table:table-cell office:value-type="string">
            <text:p>Mal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CELL(&quot;ROW&quot;;[.A37])-1" office:value-type="float" office:value="36">
            <text:p>36</text:p>
          </table:table-cell>
          <table:table-cell office:value-type="string">
            <text:p>Для него важно наслаждаться удовольствиями, которые может дать жизнь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formula="of:=CELL(&quot;ROW&quot;;[.A38])-1" office:value-type="float" office:value="37">
            <text:p>37</text:p>
          </table:table-cell>
          <table:table-cell office:value-type="string">
            <text:p>Для него важно, чтобы каждый человек в мире имел равные возможности в жизни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</table:table-row>
        <table:table-row table:style-name="ro4">
          <table:table-cell table:formula="of:=CELL(&quot;ROW&quot;;[.A39])-1" office:value-type="float" office:value="38">
            <text:p>38</text:p>
          </table:table-cell>
          <table:table-cell office:value-type="string">
            <text:p>Для него важно быть скромным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formula="of:=CELL(&quot;ROW&quot;;[.A40])-1" office:value-type="float" office:value="39">
            <text:p>39</text:p>
          </table:table-cell>
          <table:table-cell table:style-name="ce1" office:value-type="string">
            <text:p>Для него важно самостоятельно во всем разбираться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formula="of:=CELL(&quot;ROW&quot;;[.A41])-1" office:value-type="float" office:value="40">
            <text:p>40</text:p>
          </table:table-cell>
          <table:table-cell office:value-type="string">
            <text:p>Для него важно чтить традиции своей культуры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</table:table-row>
        <table:table-row table:style-name="ro4">
          <table:table-cell table:formula="of:=CELL(&quot;ROW&quot;;[.A42])-1" office:value-type="float" office:value="41">
            <text:p>41</text:p>
          </table:table-cell>
          <table:table-cell table:style-name="ce1" office:value-type="string">
            <text:p>Для него важно быть тем, кто указывает другим, что делать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</table:table-row>
        <table:table-row table:style-name="ro4">
          <table:table-cell table:formula="of:=CELL(&quot;ROW&quot;;[.A43])-1" office:value-type="float" office:value="42">
            <text:p>42</text:p>
          </table:table-cell>
          <table:table-cell office:value-type="string">
            <text:p>Для него важно подчиняться всем законам</text:p>
          </table:table-cell>
          <table:table-cell office:value-type="string">
            <text:p>Male</text:p>
          </table:table-cell>
          <table:table-cell office:value-type="float" office:value="12">
            <text:p>12</text:p>
          </table:table-cell>
        </table:table-row>
        <table:table-row table:style-name="ro4">
          <table:table-cell table:formula="of:=CELL(&quot;ROW&quot;;[.A44])-1" office:value-type="float" office:value="43">
            <text:p>43</text:p>
          </table:table-cell>
          <table:table-cell table:style-name="ce1" office:value-type="string">
            <text:p>Для него важно получать разный опыт</text:p>
          </table:table-cell>
          <table:table-cell office:value-type="string">
            <text:p>Male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formula="of:=CELL(&quot;ROW&quot;;[.A45])-1" office:value-type="float" office:value="44">
            <text:p>44</text:p>
          </table:table-cell>
          <table:table-cell office:value-type="string">
            <text:p>Для него важно иметь дорогие вещи, которые демонстрируют его богатство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</table:table-row>
        <table:table-row table:style-name="ro4">
          <table:table-cell table:formula="of:=CELL(&quot;ROW&quot;;[.A46])-1" office:value-type="float" office:value="45">
            <text:p>45</text:p>
          </table:table-cell>
          <table:table-cell office:value-type="string">
            <text:p>Для него важно защищать окружающую среду от разрушения или загрязнения</text:p>
          </table:table-cell>
          <table:table-cell office:value-type="string">
            <text:p>Male</text:p>
          </table:table-cell>
          <table:table-cell office:value-type="float" office:value="15">
            <text:p>15</text:p>
          </table:table-cell>
        </table:table-row>
        <table:table-row table:style-name="ro4">
          <table:table-cell table:formula="of:=CELL(&quot;ROW&quot;;[.A47])-1" office:value-type="float" office:value="46">
            <text:p>46</text:p>
          </table:table-cell>
          <table:table-cell office:value-type="string">
            <text:p>Для него важно пользоваться любой возможностью повеселиться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formula="of:=CELL(&quot;ROW&quot;;[.A48])-1" office:value-type="float" office:value="47">
            <text:p>47</text:p>
          </table:table-cell>
          <table:table-cell office:value-type="string">
            <text:p>Для него важно уделять внимание всем нуждам близких ему людей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</table:table-row>
        <table:table-row table:style-name="ro4">
          <table:table-cell table:formula="of:=CELL(&quot;ROW&quot;;[.A49])-1" office:value-type="float" office:value="48">
            <text:p>48</text:p>
          </table:table-cell>
          <table:table-cell office:value-type="string">
            <text:p>Для него важно, чтобы люди признавали его достижения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formula="of:=CELL(&quot;ROW&quot;;[.A50])-1" office:value-type="float" office:value="49">
            <text:p>49</text:p>
          </table:table-cell>
          <table:table-cell table:style-name="ce5" office:value-type="string">
            <text:p>Для него важно никогда не быть униженным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formula="of:=CELL(&quot;ROW&quot;;[.A51])-1" office:value-type="float" office:value="50">
            <text:p>50</text:p>
          </table:table-cell>
          <table:table-cell table:style-name="ce1" office:value-type="string">
            <text:p>Для него важно, чтобы его страна могла защитить себя от любых угроз</text:p>
          </table:table-cell>
          <table:table-cell office:value-type="string">
            <text:p>Mal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CELL(&quot;ROW&quot;;[.A52])-1" office:value-type="float" office:value="51">
            <text:p>51</text:p>
          </table:table-cell>
          <table:table-cell office:value-type="string">
            <text:p>Для него важно никогда не сердить других людей</text:p>
          </table:table-cell>
          <table:table-cell office:value-type="string">
            <text:p>Male</text:p>
          </table:table-cell>
          <table:table-cell office:value-type="float" office:value="13">
            <text:p>13</text:p>
          </table:table-cell>
        </table:table-row>
        <table:table-row table:style-name="ro4">
          <table:table-cell table:formula="of:=CELL(&quot;ROW&quot;;[.A53])-1" office:value-type="float" office:value="52">
            <text:p>52</text:p>
          </table:table-cell>
          <table:table-cell table:style-name="ce1" office:value-type="string">
            <text:p>Для него важно, чтобы со всеми людьми обращались справедливо, даже если он их не знает</text:p>
          </table:table-cell>
          <table:table-cell office:value-type="string">
            <text:p>Male</text:p>
          </table:table-cell>
          <table:table-cell office:value-type="float" office:value="16">
            <text:p>16</text:p>
          </table:table-cell>
        </table:table-row>
        <table:table-row table:style-name="ro4">
          <table:table-cell table:formula="of:=CELL(&quot;ROW&quot;;[.A54])-1" office:value-type="float" office:value="53">
            <text:p>53</text:p>
          </table:table-cell>
          <table:table-cell table:style-name="ce1" office:value-type="string">
            <text:p>Для него важно избегать любых опасностей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</table:table-row>
        <table:table-row table:style-name="ro4">
          <table:table-cell table:formula="of:=CELL(&quot;ROW&quot;;[.A55])-1" office:value-type="float" office:value="54">
            <text:p>54</text:p>
          </table:table-cell>
          <table:table-cell table:style-name="ce1" office:value-type="string">
            <text:p>Для него важно довольствоваться тем, что он имеет, и не просить большего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formula="of:=CELL(&quot;ROW&quot;;[.A56])-1" office:value-type="float" office:value="55">
            <text:p>55</text:p>
          </table:table-cell>
          <table:table-cell table:style-name="ce1" office:value-type="string">
            <text:p>Для него важно, что все его друзья и семья могут полностью положиться на него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</table:table-row>
        <table:table-row table:style-name="ro4">
          <table:table-cell table:formula="of:=CELL(&quot;ROW&quot;;[.A57])-1" office:value-type="float" office:value="56">
            <text:p>56</text:p>
          </table:table-cell>
          <table:table-cell table:style-name="ce1" office:value-type="string">
            <text:p>Для него важно иметь возможность самому выбирать, что делать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formula="of:=CELL(&quot;ROW&quot;;[.A58])-1" office:value-type="float" office:value="57">
            <text:p>57</text:p>
          </table:table-cell>
          <table:table-cell office:value-type="string">
            <text:p>Для него важно принимать людей, даже когда он с ними не согласен 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</table:table-row>
        <table:table-row table:style-name="ro4">
          <table:table-cell table:formula="of:=CELL(&quot;ROW&quot;;[.A59])-1" office:value-type="float" office:value="58">
            <text:p>58</text:p>
          </table:table-cell>
          <table:table-cell table:style-name="ce1" office:value-type="string">
            <text:p>Для неё важно самостоятельно формировать свои взгляды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formula="of:=CELL(&quot;ROW&quot;;[.A60])-1" office:value-type="float" office:value="59">
            <text:p>59</text:p>
          </table:table-cell>
          <table:table-cell table:style-name="ce1" office:value-type="string">
            <text:p>Для неё важно, чтобы её страна была безопасной и стабильной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CELL(&quot;ROW&quot;;[.A61])-1" office:value-type="float" office:value="60">
            <text:p>60</text:p>
          </table:table-cell>
          <table:table-cell office:value-type="string">
            <text:p>Для неё важно хорошо проводить время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formula="of:=CELL(&quot;ROW&quot;;[.A62])-1" office:value-type="float" office:value="61">
            <text:p>61</text:p>
          </table:table-cell>
          <table:table-cell table:style-name="ce1" office:value-type="string">
            <text:p>Для неё важно не расстраивать других людей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</table:table-row>
        <table:table-row table:style-name="ro4">
          <table:table-cell table:formula="of:=CELL(&quot;ROW&quot;;[.A63])-1" office:value-type="float" office:value="62">
            <text:p>62</text:p>
          </table:table-cell>
          <table:table-cell table:style-name="ce3" office:value-type="string">
            <text:p>Для неё важно, чтобы слабые и уязвимые члены общества были защищены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</table:table-row>
        <table:table-row table:style-name="ro4">
          <table:table-cell table:formula="of:=CELL(&quot;ROW&quot;;[.A64])-1" office:value-type="float" office:value="63">
            <text:p>63</text:p>
          </table:table-cell>
          <table:table-cell table:style-name="ce1" office:value-type="string">
            <text:p>Для неё важно, чтобы люди делали то, что она им говорит 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</table:table-row>
        <table:table-row table:style-name="ro4">
          <table:table-cell table:formula="of:=CELL(&quot;ROW&quot;;[.A65])-1" office:value-type="float" office:value="64">
            <text:p>64</text:p>
          </table:table-cell>
          <table:table-cell table:style-name="ce4" office:value-type="string">
            <text:p>Для неё важно никогда не думать, что она заслуживает больше других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formula="of:=CELL(&quot;ROW&quot;;[.A66])-1" office:value-type="float" office:value="65">
            <text:p>65</text:p>
          </table:table-cell>
          <table:table-cell office:value-type="string">
            <text:p>Для неё важно беречь природу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</table:table-row>
        <table:table-row table:style-name="ro4">
          <table:table-cell table:formula="of:=CELL(&quot;ROW&quot;;[.A67])-1" office:value-type="float" office:value="66">
            <text:p>66</text:p>
          </table:table-cell>
          <table:table-cell table:style-name="ce1" office:value-type="string">
            <text:p>Для неё важно, чтобы никто никогда не мог её пристыдить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formula="of:=CELL(&quot;ROW&quot;;[.A68])-1" office:value-type="float" office:value="67">
            <text:p>67</text:p>
          </table:table-cell>
          <table:table-cell table:style-name="ce1" office:value-type="string">
            <text:p>Для неё важно искать себе новые занятия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formula="of:=CELL(&quot;ROW&quot;;[.A69])-1" office:value-type="float" office:value="68">
            <text:p>68</text:p>
          </table:table-cell>
          <table:table-cell office:value-type="string">
            <text:p>Для неё важно заботиться о близких ей людях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</table:table-row>
        <table:table-row table:style-name="ro4">
          <table:table-cell table:formula="of:=CELL(&quot;ROW&quot;;[.A70])-1" office:value-type="float" office:value="69">
            <text:p>69</text:p>
          </table:table-cell>
          <table:table-cell table:style-name="ce1" office:value-type="string">
            <text:p>Для неё важно обладать властью, которую могут принести деньги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</table:table-row>
        <table:table-row table:style-name="ro4">
          <table:table-cell table:formula="of:=CELL(&quot;ROW&quot;;[.A71])-1" office:value-type="float" office:value="70">
            <text:p>70</text:p>
          </table:table-cell>
          <table:table-cell office:value-type="string">
            <text:p>Для неё очень важно избегать болезней и беречь свое здоровье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</table:table-row>
        <table:table-row table:style-name="ro4">
          <table:table-cell table:formula="of:=CELL(&quot;ROW&quot;;[.A72])-1" office:value-type="float" office:value="71">
            <text:p>71</text:p>
          </table:table-cell>
          <table:table-cell office:value-type="string">
            <text:p>Для неё важно быть терпимым к самым разным людям и группам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</table:table-row>
        <table:table-row table:style-name="ro4">
          <table:table-cell table:formula="of:=CELL(&quot;ROW&quot;;[.A73])-1" office:value-type="float" office:value="72">
            <text:p>72</text:p>
          </table:table-cell>
          <table:table-cell office:value-type="string">
            <text:p>Для неё важно никогда не нарушать правила или предписания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</table:table-row>
        <table:table-row table:style-name="ro4">
          <table:table-cell table:formula="of:=CELL(&quot;ROW&quot;;[.A74])-1" office:value-type="float" office:value="73">
            <text:p>73</text:p>
          </table:table-cell>
          <table:table-cell office:value-type="string">
            <text:p>Для неё важно самостоятельно принимать решения, касающиеся её жизни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formula="of:=CELL(&quot;ROW&quot;;[.A75])-1" office:value-type="float" office:value="74">
            <text:p>74</text:p>
          </table:table-cell>
          <table:table-cell table:style-name="ce1" office:value-type="string">
            <text:p>Для неё важно иметь амбициозные цели в жизни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formula="of:=CELL(&quot;ROW&quot;;[.A76])-1" office:value-type="float" office:value="75">
            <text:p>75</text:p>
          </table:table-cell>
          <table:table-cell office:value-type="string">
            <text:p>Для неё важно поддерживать традиционные ценности и взгляды на мир</text:p>
          </table:table-cell>
          <table:table-cell office:value-type="string">
            <text:p>Female</text:p>
          </table:table-cell>
          <table:table-cell office:value-type="float" office:value="11">
            <text:p>11</text:p>
          </table:table-cell>
        </table:table-row>
        <table:table-row table:style-name="ro4">
          <table:table-cell table:formula="of:=CELL(&quot;ROW&quot;;[.A77])-1" office:value-type="float" office:value="76">
            <text:p>76</text:p>
          </table:table-cell>
          <table:table-cell table:style-name="ce1" office:value-type="string">
            <text:p>Для неё важно, чтобы люди, которых она знает, были полностью в ней уверены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</table:table-row>
        <table:table-row table:style-name="ro4">
          <table:table-cell table:formula="of:=CELL(&quot;ROW&quot;;[.A78])-1" office:value-type="float" office:value="77">
            <text:p>77</text:p>
          </table:table-cell>
          <table:table-cell office:value-type="string">
            <text:p>Для неё важно быть богатой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</table:table-row>
        <table:table-row table:style-name="ro4">
          <table:table-cell table:formula="of:=CELL(&quot;ROW&quot;;[.A79])-1" office:value-type="float" office:value="78">
            <text:p>78</text:p>
          </table:table-cell>
          <table:table-cell office:value-type="string">
            <text:p>Для неё важно участвовать в мероприятиях по защите природы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</table:table-row>
        <table:table-row table:style-name="ro4">
          <table:table-cell table:formula="of:=CELL(&quot;ROW&quot;;[.A80])-1" office:value-type="float" office:value="79">
            <text:p>79</text:p>
          </table:table-cell>
          <table:table-cell office:value-type="string">
            <text:p>Для неё важно никогда никого не раздражать 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</table:table-row>
        <table:table-row table:style-name="ro4">
          <table:table-cell table:formula="of:=CELL(&quot;ROW&quot;;[.A81])-1" office:value-type="float" office:value="80">
            <text:p>80</text:p>
          </table:table-cell>
          <table:table-cell table:style-name="ce1" office:value-type="string">
            <text:p>Для неё важно иметь собственное мнение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formula="of:=CELL(&quot;ROW&quot;;[.A82])-1" office:value-type="float" office:value="81">
            <text:p>81</text:p>
          </table:table-cell>
          <table:table-cell office:value-type="string">
            <text:p>Для неё важно сохранять лицо в глазах других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formula="of:=CELL(&quot;ROW&quot;;[.A83])-1" office:value-type="float" office:value="82">
            <text:p>82</text:p>
          </table:table-cell>
          <table:table-cell office:value-type="string">
            <text:p>Для неё очень важно помогать дорогим ей людям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</table:table-row>
        <table:table-row table:style-name="ro4">
          <table:table-cell table:formula="of:=CELL(&quot;ROW&quot;;[.A84])-1" office:value-type="float" office:value="83">
            <text:p>83</text:p>
          </table:table-cell>
          <table:table-cell office:value-type="string">
            <text:p>Для неё важно чувствовать себя защищенной и быть в безопасности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</table:table-row>
        <table:table-row table:style-name="ro4">
          <table:table-cell table:formula="of:=CELL(&quot;ROW&quot;;[.A85])-1" office:value-type="float" office:value="84">
            <text:p>84</text:p>
          </table:table-cell>
          <table:table-cell office:value-type="string">
            <text:p>Для неё важно быть надежным и заслуживающим доверия другом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</table:table-row>
        <table:table-row table:style-name="ro4">
          <table:table-cell table:formula="of:=CELL(&quot;ROW&quot;;[.A86])-1" office:value-type="float" office:value="85">
            <text:p>85</text:p>
          </table:table-cell>
          <table:table-cell office:value-type="string">
            <text:p>Для неё важен азарт в жизни, даже если он сопряжен с риском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formula="of:=CELL(&quot;ROW&quot;;[.A87])-1" office:value-type="float" office:value="86">
            <text:p>86</text:p>
          </table:table-cell>
          <table:table-cell office:value-type="string">
            <text:p>Для неё важно иметь власть, чтобы заставлять людей делать то, что она хочет 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</table:table-row>
        <table:table-row table:style-name="ro4">
          <table:table-cell table:formula="of:=CELL(&quot;ROW&quot;;[.A88])-1" office:value-type="float" office:value="87">
            <text:p>87</text:p>
          </table:table-cell>
          <table:table-cell office:value-type="string">
            <text:p>Для неё важно самостоятельно планировать свои действия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formula="of:=CELL(&quot;ROW&quot;;[.A89])-1" office:value-type="float" office:value="88">
            <text:p>88</text:p>
          </table:table-cell>
          <table:table-cell office:value-type="string">
            <text:p>Для неё важно соблюдать правила, даже когда никто не видит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</table:table-row>
        <table:table-row table:style-name="ro4">
          <table:table-cell table:formula="of:=CELL(&quot;ROW&quot;;[.A90])-1" office:value-type="float" office:value="89">
            <text:p>89</text:p>
          </table:table-cell>
          <table:table-cell office:value-type="string">
            <text:p>Для неё важно быть очень успешной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formula="of:=CELL(&quot;ROW&quot;;[.A91])-1" office:value-type="float" office:value="90">
            <text:p>90</text:p>
          </table:table-cell>
          <table:table-cell office:value-type="string">
            <text:p>Для неё важно следовать семейным или религиозным обычаям</text:p>
          </table:table-cell>
          <table:table-cell office:value-type="string">
            <text:p>Female</text:p>
          </table:table-cell>
          <table:table-cell office:value-type="float" office:value="11">
            <text:p>11</text:p>
          </table:table-cell>
        </table:table-row>
        <table:table-row table:style-name="ro4">
          <table:table-cell table:formula="of:=CELL(&quot;ROW&quot;;[.A92])-1" office:value-type="float" office:value="91">
            <text:p>91</text:p>
          </table:table-cell>
          <table:table-cell office:value-type="string">
            <text:p>Для неё важно слушать и понимать людей, отличающихся от неё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</table:table-row>
        <table:table-row table:style-name="ro4">
          <table:table-cell table:formula="of:=CELL(&quot;ROW&quot;;[.A93])-1" office:value-type="float" office:value="92">
            <text:p>92</text:p>
          </table:table-cell>
          <table:table-cell table:style-name="ce1" office:value-type="string">
            <text:p>Для неё важно, чтобы государство было сильным и способным защитить своих граждан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CELL(&quot;ROW&quot;;[.A94])-1" office:value-type="float" office:value="93">
            <text:p>93</text:p>
          </table:table-cell>
          <table:table-cell office:value-type="string">
            <text:p>Для неё важно наслаждаться удовольствиями, которые может дать жизнь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formula="of:=CELL(&quot;ROW&quot;;[.A95])-1" office:value-type="float" office:value="94">
            <text:p>94</text:p>
          </table:table-cell>
          <table:table-cell office:value-type="string">
            <text:p>Для неё важно, чтобы каждый человек в мире имел равные возможности в жизни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</table:table-row>
        <table:table-row table:style-name="ro4">
          <table:table-cell table:formula="of:=CELL(&quot;ROW&quot;;[.A96])-1" office:value-type="float" office:value="95">
            <text:p>95</text:p>
          </table:table-cell>
          <table:table-cell office:value-type="string">
            <text:p>Для неё важно быть скромной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formula="of:=CELL(&quot;ROW&quot;;[.A97])-1" office:value-type="float" office:value="96">
            <text:p>96</text:p>
          </table:table-cell>
          <table:table-cell table:style-name="ce1" office:value-type="string">
            <text:p>Для неё важно самостоятельно во всем разбираться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formula="of:=CELL(&quot;ROW&quot;;[.A98])-1" office:value-type="float" office:value="97">
            <text:p>97</text:p>
          </table:table-cell>
          <table:table-cell office:value-type="string">
            <text:p>Для неё важно чтить традиции своей культуры</text:p>
          </table:table-cell>
          <table:table-cell office:value-type="string">
            <text:p>Female</text:p>
          </table:table-cell>
          <table:table-cell office:value-type="float" office:value="11">
            <text:p>11</text:p>
          </table:table-cell>
        </table:table-row>
        <table:table-row table:style-name="ro4">
          <table:table-cell table:formula="of:=CELL(&quot;ROW&quot;;[.A99])-1" office:value-type="float" office:value="98">
            <text:p>98</text:p>
          </table:table-cell>
          <table:table-cell table:style-name="ce1" office:value-type="string">
            <text:p>Для неё важно быть тем, кто указывает другим, что делать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</table:table-row>
        <table:table-row table:style-name="ro4">
          <table:table-cell table:formula="of:=CELL(&quot;ROW&quot;;[.A100])-1" office:value-type="float" office:value="99">
            <text:p>99</text:p>
          </table:table-cell>
          <table:table-cell office:value-type="string">
            <text:p>Для неё важно подчиняться всем законам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</table:table-row>
        <table:table-row table:style-name="ro4">
          <table:table-cell table:formula="of:=CELL(&quot;ROW&quot;;[.A101])-1" office:value-type="float" office:value="100">
            <text:p>100</text:p>
          </table:table-cell>
          <table:table-cell table:style-name="ce1" office:value-type="string">
            <text:p>Для неё важно получать разный опыт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formula="of:=CELL(&quot;ROW&quot;;[.A102])-1" office:value-type="float" office:value="101">
            <text:p>101</text:p>
          </table:table-cell>
          <table:table-cell office:value-type="string">
            <text:p>Для неё важно иметь дорогие вещи, которые демонстрируют её богатство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</table:table-row>
        <table:table-row table:style-name="ro4">
          <table:table-cell table:formula="of:=CELL(&quot;ROW&quot;;[.A103])-1" office:value-type="float" office:value="102">
            <text:p>102</text:p>
          </table:table-cell>
          <table:table-cell office:value-type="string">
            <text:p>Для неё важно защищать окружающую среду от разрушения или загрязнения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</table:table-row>
        <table:table-row table:style-name="ro4">
          <table:table-cell table:formula="of:=CELL(&quot;ROW&quot;;[.A104])-1" office:value-type="float" office:value="103">
            <text:p>103</text:p>
          </table:table-cell>
          <table:table-cell office:value-type="string">
            <text:p>Для неё важно пользоваться любой возможностью повеселиться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formula="of:=CELL(&quot;ROW&quot;;[.A105])-1" office:value-type="float" office:value="104">
            <text:p>104</text:p>
          </table:table-cell>
          <table:table-cell office:value-type="string">
            <text:p>Для неё важно уделять внимание всем нуждам близких ей людей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</table:table-row>
        <table:table-row table:style-name="ro4">
          <table:table-cell table:formula="of:=CELL(&quot;ROW&quot;;[.A106])-1" office:value-type="float" office:value="105">
            <text:p>105</text:p>
          </table:table-cell>
          <table:table-cell office:value-type="string">
            <text:p>Для неё важно, чтобы люди признавали её достижения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formula="of:=CELL(&quot;ROW&quot;;[.A107])-1" office:value-type="float" office:value="106">
            <text:p>106</text:p>
          </table:table-cell>
          <table:table-cell table:style-name="ce5" office:value-type="string">
            <text:p>Для неё важно никогда не быть униженной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formula="of:=CELL(&quot;ROW&quot;;[.A108])-1" office:value-type="float" office:value="107">
            <text:p>107</text:p>
          </table:table-cell>
          <table:table-cell table:style-name="ce1" office:value-type="string">
            <text:p>Для неё важно, чтобы её страна могла защитить себя от любых угроз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formula="of:=CELL(&quot;ROW&quot;;[.A109])-1" office:value-type="float" office:value="108">
            <text:p>108</text:p>
          </table:table-cell>
          <table:table-cell office:value-type="string">
            <text:p>Для неё важно никогда не сердить других людей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</table:table-row>
        <table:table-row table:style-name="ro4">
          <table:table-cell table:formula="of:=CELL(&quot;ROW&quot;;[.A110])-1" office:value-type="float" office:value="109">
            <text:p>109</text:p>
          </table:table-cell>
          <table:table-cell table:style-name="ce1" office:value-type="string">
            <text:p>Для неё важно, чтобы со всеми людьми обращались справедливо, даже если она их не знает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</table:table-row>
        <table:table-row table:style-name="ro4">
          <table:table-cell table:formula="of:=CELL(&quot;ROW&quot;;[.A111])-1" office:value-type="float" office:value="110">
            <text:p>110</text:p>
          </table:table-cell>
          <table:table-cell table:style-name="ce1" office:value-type="string">
            <text:p>Для неё важно избегать любых опасностей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</table:table-row>
        <table:table-row table:style-name="ro4">
          <table:table-cell table:formula="of:=CELL(&quot;ROW&quot;;[.A112])-1" office:value-type="float" office:value="111">
            <text:p>111</text:p>
          </table:table-cell>
          <table:table-cell table:style-name="ce1" office:value-type="string">
            <text:p>Для неё важно довольствоваться тем, что она имеет, и не просить большего</text:p>
          </table:table-cell>
          <table:table-cell office:value-type="string">
            <text:p>Female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formula="of:=CELL(&quot;ROW&quot;;[.A113])-1" office:value-type="float" office:value="112">
            <text:p>112</text:p>
          </table:table-cell>
          <table:table-cell table:style-name="ce1" office:value-type="string">
            <text:p>Для неё важно, что все её друзья и семья могут полностью положиться на неё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</table:table-row>
        <table:table-row table:style-name="ro4">
          <table:table-cell table:formula="of:=CELL(&quot;ROW&quot;;[.A114])-1" office:value-type="float" office:value="113">
            <text:p>113</text:p>
          </table:table-cell>
          <table:table-cell table:style-name="ce1" office:value-type="string">
            <text:p>Для неё важно иметь возможность самой выбирать, что делать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formula="of:=CELL(&quot;ROW&quot;;[.A115])-1" office:value-type="float" office:value="114">
            <text:p>114</text:p>
          </table:table-cell>
          <table:table-cell office:value-type="string">
            <text:p>Для неё важно принимать людей, даже когда она с ними не согласна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</table:table-row>
        <table:table-row table:style-name="ro4">
          <table:table-cell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Яковлев</meta:initial-creator>
    <meta:creation-date>2014-12-07T18:42:01</meta:creation-date>
    <dc:date>2014-12-23T23:30:31</dc:date>
    <dc:creator>Дмитрий Яковлев</dc:creator>
    <meta:editing-duration>P0D</meta:editing-duration>
    <meta:editing-cycles>4</meta:editing-cycles>
    <meta:generator>LibreOffice/3.5$Linux_X86_64 LibreOffice_project/350m1$Build-2</meta:generator>
    <meta:document-statistic meta:table-count="3" meta:cell-count="460" meta:object-count="0"/>
  </office:meta>
</office:document-meta>
</file>